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break-before="page"/>
    </style:style>
    <style:style style:name="P13" style:family="paragraph" style:parent-style-name="Heading_20_1" style:master-page-name="First_20_Page">
      <style:paragraph-properties style:page-number="auto"/>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776288301" text:style-name="L1">
        <text:list-item>
          <text:p text:style-name="P17">The OpenLCB-CAN Physical Layer Standard, which specifies the physical layer for transporting OpenLCB-CAN frames</text:p>
        </text:list-item>
        <text:list-item>
          <text:p text:style-name="P17">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first (most-significant) bit of each OpenLCB-CAN frame is reserved for future use. It must be transmitted as a 1 bit, and ignored upon receipt.</text:p>
      <text:p text:style-name="Standard">The second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ast twelve bits (least significant) are the Source Node ID Alias value of the sourc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169657175" text:style-name="L2">
        <text:list-item>
          <text:p text:style-name="P18">Inhibited</text:p>
        </text:list-item>
        <text:list-item>
          <text:p text:style-name="P18">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text:soft-page-break/>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772678449" text:style-name="L3">
        <text:list-item>
          <text:p text:style-name="P19">Generate a tentative source Node ID alias value</text:p>
        </text:list-item>
        <text:list-item>
          <text:p text:style-name="P19">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1775900374" text:style-name="L4">
        <text:list-item>
          <text:p text:style-name="P20"><text:soft-page-break/>Repeat that three more times with MMM = 0x6, x5 and 0x4, respectively, with each frame carrying the next higher 12 bits of the full Node ID value, and the frames carrying the same tentative source Node ID alias value in the Source NID Alias field. (Protocols with a Unique ID length different from 6 bytes will do this as many times as necessary to carry the entire Unique ID)</text:p>
        </text:list-item>
      </text:list>
      <text:list xml:id="list885197605" text:style-name="L5">
        <text:list-item>
          <text:p text:style-name="P21">Wait at least 200 milliseconds</text:p>
        </text:list-item>
        <text:list-item>
          <text:p text:style-name="P21">Transmit a Reserve ID frame (RID) with the tentative source Node ID alias value i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952262259" text:style-name="L6">
        <text:list-item>
          <text:p text:style-name="P22">Have or obtain a valid reserved Node ID alias</text:p>
        </text:list-item>
        <text:list-item>
          <text:p text:style-name="P22">Transmit an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A node must end use of an alias within 100 milliseconds of receiving an Alias Map Reset (AMR) frame referencing that alias.</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678987362" text:style-name="L7">
        <text:list-item>
          <text:p text:style-name="P23">If the frame is a Check ID (CID) frame, send a Reserve ID (RID) frame in response.</text:p>
        </text:list-item>
        <text:list-item>
          <text:p text:style-name="P23"><text:soft-page-break/>If the frame is not a Check ID (CID) frame, the node is in Permitted state, and the received source Node ID alias is the current Node ID alias of this node, this node shall immediately transition to Inhibited state and release the current Node ID alias.</text:p>
        </text:list-item>
        <text:list-item>
          <text:p text:style-name="P23">If the frame is not a Check ID (CID) frame and the node is not in Permitted state, the node shall immediately release the matching node ID alias.</text:p>
        </text:list-item>
        <text:list-item>
          <text:p text:style-name="P23">If the frame is not a Check ID (CID) frame and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1215314416" text:style-name="L8">
        <text:list-item>
          <text:p text:style-name="P24">may, but is not required to, signal the user that duplicate Node ID values exist using a lamp or other directly-visible indicator</text:p>
        </text:list-item>
        <text:list-item>
          <text:p text:style-name="P24">if in Permitted state, may, but is not required to, emit a Producer-Consumer Event Report (PCER) message with the reserved Event ID “Duplicate Node ID Detected” followed by going offline until reset.</text:p>
        </text:list-item>
      </text:list>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must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127760888" text:style-name="L9">
        <text:list-item>
          <text:p text:style-name="P25">Unaddressed messages – messages that don't have a destination address – shall be formatted:</text:p>
        </text:list-item>
      </text:list>
      <table:table table:name="Table4" table:style-name="Table4">
        <table:table-column table:style-name="Table4.A"/>
        <table:table-column table:style-name="Table4.B"/>
        <table:table-row>
          <table:table-cell table:style-name="Table4.A1" office:value-type="string">
            <text:p text:style-name="Table_20_Heading">Variable Field Bit 14</text:p>
            <text:p text:style-name="Table_20_Heading"><text:soft-page-break/>Header Bit 26</text:p>
            <text:p text:style-name="Table_20_Heading"/>
            <text:p text:style-name="Table_20_Heading">0x0400,0000</text:p>
          </table:table-cell>
          <table:table-cell table:style-name="Table4.B1" office:value-type="string">
            <text:p text:style-name="Table_20_Heading">Variable Field Bits 13-0</text:p>
            <text:p text:style-name="Table_20_Heading"><text:soft-page-break/>Header Bits 25-12</text:p>
            <text:p text:style-name="Table_20_Heading">OpenLCB Variable Header Content</text:p>
            <text:p text:style-name="Table_20_Heading">0x03FF,F000</text:p>
          </table:table-cell>
        </table:table-row>
        <table:table-row>
          <table:table-cell table:style-name="Table4.A2" office:value-type="float" office:value="0">
            <text:p text:style-name="P11">0</text:p>
          </table:table-cell>
          <table:table-cell table:style-name="Table4.B2" office:value-type="string">
            <text:p text:style-name="P11">OpenLCB message information</text:p>
          </table:table-cell>
        </table:table-row>
      </table:table>
      <text:p text:style-name="Caption">Table 3: Unaddressed Message Format</text:p>
      <text:list xml:id="list996419056" text:style-name="L10">
        <text:list-item>
          <text:p text:style-name="P26">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10">Variable Field Bit 14</text:p>
            <text:p text:style-name="P10">Header Bit 26</text:p>
            <text:p text:style-name="P10"/>
            <text:p text:style-name="P10">0x0400,0000</text:p>
          </table:table-cell>
          <table:table-cell table:style-name="Table5.A1" office:value-type="string">
            <text:p text:style-name="P10">Variable Field Bits 13-12</text:p>
            <text:p text:style-name="P10">Header Bits 25-24</text:p>
            <text:p text:style-name="P10">OpenLCB Variable Header Content</text:p>
            <text:p text:style-name="P10">0x0300,0000</text:p>
          </table:table-cell>
          <table:table-cell table:style-name="Table5.C1" office:value-type="string">
            <text:p text:style-name="P10">Variable Field Bits 11-0</text:p>
            <text:p text:style-name="P10">Header Bits 23-12</text:p>
            <text:p text:style-name="P10">OpenLCB Variable Header Content</text:p>
            <text:p text:style-name="P10">0x00FF,F000</text:p>
          </table:table-cell>
        </table:table-row>
        <table:table-row>
          <table:table-cell table:style-name="Table5.A2" office:value-type="float" office:value="1">
            <text:p text:style-name="P11">1</text:p>
          </table:table-cell>
          <table:table-cell table:style-name="Table5.B2" office:value-type="string">
            <text:p text:style-name="P11">OpenLCB message information</text:p>
          </table:table-cell>
          <table:table-cell table:style-name="Table5.C2" office:value-type="string">
            <text:p text:style-name="P11">Destination Node ID Alias</text:p>
          </table:table-cell>
        </table:table-row>
      </table:table>
      <text:p text:style-name="Caption">Table 4: Addressed message format</text:p>
      <text:p text:style-name="Standard"/>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Intended Use (Informative)<text:tab/>1</text:p>
          <text:p text:style-name="P16"><text:s/>3 References and Context (Normative)<text:tab/>1</text:p>
          <text:p text:style-name="P16"><text:s/>4 Frame Format (Normative)<text:tab/>1</text:p>
          <text:p text:style-name="P16"><text:s/>5 States<text:tab/>2</text:p>
          <text:p text:style-name="P16"><text:s/>6 CAN-specific Control Frames and Interactions (Normative)<text:tab/>3</text:p>
          <text:p text:style-name="P15"><text:s/>6.1 Control Frame Format<text:tab/>3</text:p>
          <text:p text:style-name="P15"><text:s/>6.2 Interactions<text:tab/>3</text:p>
          <text:p text:style-name="P14"><text:s/>6.2.1 Reserving a Node ID Alias<text:tab/>3</text:p>
          <text:p text:style-name="P14"><text:s/>6.2.2 Transition to Permitted State<text:tab/>4</text:p>
          <text:p text:style-name="P14"><text:s/>6.2.3 Node ID Alias validation<text:tab/>4</text:p>
          <text:p text:style-name="P14"><text:s/>6.2.4 Transition to Inhibited State<text:tab/>4</text:p>
          <text:p text:style-name="P14"><text:s/>6.2.5 Node ID Alias Collision Handling<text:tab/>4</text:p>
          <text:p text:style-name="P14"><text:s/>6.2.6 Duplicate Node ID Handling<text:tab/>5</text:p>
          <text:p text:style-name="P15"><text:s/>6.3 Node ID Alias Generation<text:tab/>5</text:p>
          <text:p text:style-name="P16"><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2-04-22T15:15:31.99">4/22/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4-22T15:15:31.99">Apr 22, 2012</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7</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2-04-22T15:15:31.99">4/22/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84</meta:editing-cycles>
    <meta:editing-duration>PT23H15M13S</meta:editing-duration>
    <meta:generator>OpenOffice.org/3.3$Unix OpenOffice.org_project/330m20$Build-9567</meta:generator>
    <dc:date>2012-04-22T15:15:32</dc:date>
    <dc:creator>Bob Jacobsen</dc:creator>
    <meta:keyword>OpenLCB-CANFrame Transfer</meta:keyword>
    <meta:printed-by>Bob Jacobsen</meta:printed-by>
    <meta:print-date>2010-10-15T15:58:33</meta:print-date>
    <meta:document-statistic meta:table-count="5" meta:image-count="1" meta:object-count="0" meta:page-count="7" meta:paragraph-count="170" meta:word-count="1871" meta:character-count="11032"/>
    <meta:user-defined meta:name="Info 1"/>
    <meta:user-defined meta:name="Info 2"/>
    <meta:user-defined meta:name="Info 3"/>
    <meta:user-defined meta:name="Info 4"/>
  </office:meta>
</office:document-meta>
</file>